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923826628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651003869" text:style-name="L2">
        <text:list-header>
          <text:p text:style-name="P5">Section <text:span text:style-name="T2">2</text:span> Notes</text:p>
          <text:p text:style-name="P7"/>
          <text:p text:style-name="P8">Chapter 1 – Safety and Professionalism</text:p>
        </text:list-header>
        <text:list-item>
          <text:p text:style-name="P9">Tools of the trade</text:p>
          <text:list>
            <text:list-item>
              <text:p text:style-name="P10">You can buy PC repair tool kits.</text:p>
            </text:list-item>
            <text:list-item>
              <text:p text:style-name="P10">There are kits for mobile devices.</text:p>
            </text:list-item>
            <text:list-item>
              <text:p text:style-name="P10">Use a voltage tester or volt-ohm meter to test input voltage.</text:p>
            </text:list-item>
            <text:list-item>
              <text:p text:style-name="P10">Always carry multiple thumb drives.</text:p>
              <text:p text:style-name="P11"/>
            </text:list-item>
          </text:list>
        </text:list-item>
        <text:list-item>
          <text:p text:style-name="P9">Troubleshooting theory</text:p>
          <text:list>
            <text:list-item>
              <text:p text:style-name="P11">The system unit provides processing and storage.</text:p>
            </text:list-item>
            <text:list-item>
              <text:p text:style-name="P11">Common input devices include keyboards, mice, and scanners.</text:p>
            </text:list-item>
            <text:list-item>
              <text:p text:style-name="P11">Common output devices include monitors, printers, and speakers.</text:p>
              <text:p text:style-name="P11"/>
            </text:list-item>
          </text:list>
          <text:p text:style-name="P12"/>
          <text:p text:style-name="P6">Section <text:span text:style-name="T3">3</text:span> Notes</text:p>
          <text:p text:style-name="P6">Section <text:span text:style-name="T3">4</text:span> Notes</text:p>
          <text:p text:style-name="P6">Section <text:span text:style-name="T3">5</text:span> Notes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<text:soft-page-break/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3-07T13:48:47.457000000</dc:date>
    <meta:editing-duration>PT4M27S</meta:editing-duration>
    <meta:editing-cycles>4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0" meta:word-count="175" meta:character-count="836" meta:non-whitespace-character-count="731"/>
  </office:meta>
</office:document-meta>
</file>